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0" svg:font-family="0" style:font-family-generic="roman" style:font-pitch="variable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ahoma,Bold" svg:font-family="'Tahoma,Bold'" style:font-family-generic="roman" style:font-pitch="variable"/>
    <style:font-face style:name="Times-Bold" svg:font-family="Times-Bold" style:font-family-generic="roman" style:font-pitch="variable"/>
    <style:font-face style:name="Times-Italic" svg:font-family="Times-Italic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d2c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d82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e8b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542a" officeooo:paragraph-rsid="002c54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528d" officeooo:paragraph-rsid="002c54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528d" officeooo:paragraph-rsid="002d82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528d" officeooo:paragraph-rsid="002d2c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b22a" officeooo:paragraph-rsid="002cb2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ff09" officeooo:paragraph-rsid="002d82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ff09" officeooo:paragraph-rsid="002e8b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d82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officeooo:rsid="001ed06c" officeooo:paragraph-rsid="002d827c"/>
    </style:style>
    <style:style style:name="P13" style:family="paragraph" style:parent-style-name="Standard">
      <style:text-properties officeooo:rsid="002d2c2d" officeooo:paragraph-rsid="002d2c2d"/>
    </style:style>
    <style:style style:name="P14" style:family="paragraph" style:parent-style-name="Standard">
      <style:text-properties officeooo:rsid="0025528d" officeooo:paragraph-rsid="002d2c2d"/>
    </style:style>
    <style:style style:name="P15" style:family="paragraph" style:parent-style-name="Standard">
      <style:text-properties officeooo:rsid="002a978f" officeooo:paragraph-rsid="002e8b20"/>
    </style:style>
    <style:style style:name="P16" style:family="paragraph" style:parent-style-name="Standard">
      <style:text-properties officeooo:paragraph-rsid="002d827c"/>
    </style:style>
    <style:style style:name="P17" style:family="paragraph" style:parent-style-name="Standard">
      <style:text-properties officeooo:rsid="002ffc0f" officeooo:paragraph-rsid="002ffc0f"/>
    </style:style>
    <style:style style:name="P18" style:family="paragraph" style:parent-style-name="Standard">
      <style:text-properties officeooo:rsid="00309502" officeooo:paragraph-rsid="00309502"/>
    </style:style>
    <style:style style:name="P19" style:family="paragraph" style:parent-style-name="Standard">
      <style:text-properties officeooo:rsid="00332a3b" officeooo:paragraph-rsid="00332a3b"/>
    </style:style>
    <style:style style:name="P20" style:family="paragraph" style:parent-style-name="Standard">
      <style:text-properties officeooo:rsid="00332a3b" officeooo:paragraph-rsid="00337f27"/>
    </style:style>
    <style:style style:name="P21" style:family="paragraph" style:parent-style-name="Standard">
      <style:text-properties officeooo:rsid="00337f27" officeooo:paragraph-rsid="00337f27"/>
    </style:style>
    <style:style style:name="P22" style:family="paragraph" style:parent-style-name="Standard">
      <style:text-properties officeooo:rsid="0033ecca" officeooo:paragraph-rsid="0033ecca"/>
    </style:style>
    <style:style style:name="P23" style:family="paragraph" style:parent-style-name="Standard">
      <style:text-properties officeooo:rsid="0035cb41" officeooo:paragraph-rsid="0035cb41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542a" officeooo:paragraph-rsid="002c54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2c2d" officeooo:paragraph-rsid="002d2c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309502" officeooo:paragraph-rsid="00309502"/>
    </style:style>
    <style:style style:name="P27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527" officeooo:paragraph-rsid="002d2c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d903" officeooo:paragraph-rsid="002e8b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c54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54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542a" officeooo:paragraph-rsid="003ac5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fa1c" officeooo:paragraph-rsid="003ac5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text-properties officeooo:rsid="002a978f" officeooo:paragraph-rsid="002d827c"/>
    </style:style>
    <style:style style:name="P35" style:family="paragraph" style:parent-style-name="Standard">
      <style:text-properties officeooo:rsid="002b9469" officeooo:paragraph-rsid="002e8b20"/>
    </style:style>
    <style:style style:name="P36" style:family="paragraph" style:parent-style-name="Standard">
      <style:text-properties officeooo:rsid="00337f27" officeooo:paragraph-rsid="00332a3b"/>
    </style:style>
    <style:style style:name="P37" style:family="paragraph" style:parent-style-name="Standard">
      <style:text-properties officeooo:paragraph-rsid="002cb22a"/>
    </style:style>
    <style:style style:name="P38" style:family="paragraph" style:parent-style-name="Standard">
      <style:text-properties officeooo:paragraph-rsid="002d2c2d"/>
    </style:style>
    <style:style style:name="P39" style:family="paragraph" style:parent-style-name="Standard">
      <style:text-properties officeooo:rsid="002cb22a" officeooo:paragraph-rsid="002cb22a"/>
    </style:style>
    <style:style style:name="P40" style:family="paragraph" style:parent-style-name="Standard">
      <style:text-properties officeooo:rsid="002cb22a" officeooo:paragraph-rsid="003ac5d6"/>
    </style:style>
    <style:style style:name="P41" style:family="paragraph" style:parent-style-name="Standard">
      <style:text-properties officeooo:rsid="003ac5d6" officeooo:paragraph-rsid="003ac5d6"/>
    </style:style>
    <style:style style:name="P42" style:family="paragraph" style:parent-style-name="Standard">
      <style:paragraph-properties fo:text-align="start" style:justify-single-word="false"/>
    </style:style>
    <style:style style:name="P43" style:family="paragraph" style:parent-style-name="Standard">
      <style:paragraph-properties fo:text-align="start" style:justify-single-word="false"/>
      <style:text-properties officeooo:paragraph-rsid="003ac5d6"/>
    </style:style>
    <style:style style:name="P44" style:family="paragraph" style:parent-style-name="Standard">
      <style:paragraph-properties fo:text-align="start" style:justify-single-word="false"/>
      <style:text-properties officeooo:paragraph-rsid="003b43f3"/>
    </style:style>
    <style:style style:name="P45" style:family="paragraph" style:parent-style-name="Standard">
      <style:text-properties officeooo:paragraph-rsid="003ac5d6"/>
    </style:style>
    <style:style style:name="P46" style:family="paragraph" style:parent-style-name="Standard">
      <style:text-properties officeooo:rsid="002ffc0f" officeooo:paragraph-rsid="002ffc0f"/>
    </style:style>
    <style:style style:name="P47" style:family="paragraph" style:parent-style-name="Standard">
      <style:paragraph-properties fo:text-align="start" style:justify-single-word="false"/>
      <style:text-properties officeooo:rsid="002ffc0f" officeooo:paragraph-rsid="003b43f3"/>
    </style:style>
    <style:style style:name="P48" style:family="paragraph" style:parent-style-name="Standard">
      <style:paragraph-properties fo:text-align="start" style:justify-single-word="false"/>
      <style:text-properties officeooo:rsid="003b43f3" officeooo:paragraph-rsid="003b43f3"/>
    </style:style>
    <style:style style:name="P49" style:family="paragraph" style:parent-style-name="Standard">
      <style:text-properties officeooo:rsid="003b43f3" officeooo:paragraph-rsid="003b43f3"/>
    </style:style>
    <style:style style:name="P50" style:family="paragraph" style:parent-style-name="Standard">
      <style:text-properties officeooo:rsid="00309502" officeooo:paragraph-rsid="002ffc0f"/>
    </style:style>
    <style:style style:name="T1" style:family="text">
      <style:text-properties officeooo:rsid="001ed06c"/>
    </style:style>
    <style:style style:name="T2" style:family="text">
      <style:text-properties officeooo:rsid="0026f8fc"/>
    </style:style>
    <style:style style:name="T3" style:family="text">
      <style:text-properties officeooo:rsid="00287c3b"/>
    </style:style>
    <style:style style:name="T4" style:family="text">
      <style:text-properties officeooo:rsid="00290995"/>
    </style:style>
    <style:style style:name="T5" style:family="text">
      <style:text-properties officeooo:rsid="002a978f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2ad903" style:font-size-asian="12pt" style:font-size-complex="12pt"/>
    </style:style>
    <style:style style:name="T8" style:family="text">
      <style:text-properties fo:color="#000000" style:text-outline="false" style:text-line-through-style="none" style:text-line-through-type="none" style:font-name="Times-Bold" fo:font-size="11pt" fo:font-style="normal" fo:text-shadow="none" style:text-underline-style="none" fo:font-weight="bold" officeooo:rsid="002c542a" style:font-size-asian="11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T9" style:family="text">
      <style:text-properties officeooo:rsid="002d2c2d"/>
    </style:style>
    <style:style style:name="T10" style:family="text">
      <style:text-properties officeooo:rsid="00337f27"/>
    </style:style>
    <style:style style:name="T11" style:family="text">
      <style:text-properties officeooo:rsid="0033ecca"/>
    </style:style>
    <style:style style:name="T12" style:family="text">
      <style:text-properties officeooo:rsid="003ac5d6"/>
    </style:style>
    <style:style style:name="T13" style:family="text">
      <style:text-properties style:font-name="Tahoma" fo:font-size="9pt" style:font-size-asian="9pt"/>
    </style:style>
    <style:style style:name="T14" style:family="text">
      <style:text-properties style:font-name="Tahoma" fo:font-size="9pt" officeooo:rsid="003ac5d6" style:font-size-asian="9pt"/>
    </style:style>
    <style:style style:name="T15" style:family="text">
      <style:text-properties style:font-name="Tahoma,Bold" fo:font-size="9pt" fo:font-weight="bold" style:font-size-asian="9pt" style:font-weight-asian="bold"/>
    </style:style>
    <style:style style:name="T16" style:family="text">
      <style:text-properties style:font-name="Times-Roman" fo:font-size="11pt" style:font-size-asian="11pt"/>
    </style:style>
    <style:style style:name="T17" style:family="text">
      <style:text-properties style:font-name="Times-Roman" fo:font-size="11pt" officeooo:rsid="003b43f3" style:font-size-asian="11pt"/>
    </style:style>
    <style:style style:name="T18" style:family="text">
      <style:text-properties style:font-name="Times-Roman" fo:font-size="11pt" officeooo:rsid="003ceba9" style:font-size-asian="11pt"/>
    </style:style>
    <style:style style:name="T19" style:family="text">
      <style:text-properties style:font-name="Times-Bold" fo:font-size="11pt" fo:font-weight="bold" style:font-size-asian="11pt" style:font-weight-asian="bold"/>
    </style:style>
    <style:style style:name="T20" style:family="text">
      <style:text-properties style:font-name="Times-Bold" fo:font-size="11pt" fo:font-weight="bold" officeooo:rsid="002c542a" style:font-size-asian="11pt" style:font-weight-asian="bold"/>
    </style:style>
    <style:style style:name="T21" style:family="text">
      <style:text-properties style:font-name="Times-Italic" fo:font-size="11pt" fo:font-style="italic" style:font-size-asian="11pt" style:font-style-asian="italic"/>
    </style:style>
    <style:style style:name="T22" style:family="text">
      <style:text-properties style:font-name="Courier" fo:font-size="11pt" style:font-size-asian="11pt"/>
    </style:style>
    <style:style style:name="T23" style:family="text">
      <style:text-properties style:font-name="Courier" fo:font-size="11pt" officeooo:rsid="003b43f3" style:font-size-asian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Nome dos alunos:</text:p>
      <text:p text:style-name="P41">Saulo Bicalho</text:p>
      <text:p text:style-name="P41"/>
      <text:p text:style-name="P45"><text:span text:style-name="T12">Artigo lido: </text:span></text:p>
      <text:p text:style-name="P45"><text:span text:style-name="T13">Jeff Hemsley and Sikana Tanupabrungsun. 2018. </text:span><text:span text:style-name="T15">Viral Design: User CDncepts Df Virality Dn the Niche Sdcial Media Site, Dribbble</text:span><text:span text:style-name="T13">. In Proceedings of the 9th International Conference on Social Media and Society (SMSociety '18). </text:span><text:span text:style-name="T14">ACM, New York, NY, USA, 91-101.</text:span></text:p>
      <text:p text:style-name="P39"/>
      <text:p text:style-name="P39"><text:span text:style-name="T16">• </text:span><text:span text:style-name="T19">Qual o objetivo do artigo?</text:span></text:p>
      <text:p text:style-name="P39"><text:span text:style-name="T19"/></text:p>
      <text:p text:style-name="P40">O objetivo central deste artigo foi o de investigar se existem fenômenos virais e, em caso positivo, o que é o conteúdo e quais fatores mais influenciam nos mesmos. O objetivo foi investigar tais fenômenos em redes específicas de nicho social. Também se pretende saber como, no caso da ocorrência, o que está sendo difundido.</text:p>
      <text:p text:style-name="P40"><text:span text:style-name="T19"/></text:p>
      <text:p text:style-name="P39"><text:span text:style-name="T16">• </text:span><text:span text:style-name="T19">Descrição do método ou análise quantitativa e qualitativa apresentada</text:span></text:p>
      <text:p text:style-name="P37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4">Conceito</text:p>
          </table:table-cell>
          <table:table-cell table:style-name="Tabela1.A1" office:value-type="string">
            <text:p text:style-name="P24">Qualitativo</text:p>
          </table:table-cell>
          <table:table-cell table:style-name="Tabela1.C1" office:value-type="string">
            <text:p text:style-name="P24">Quantitativo</text:p>
          </table:table-cell>
        </table:table-row>
        <table:table-row>
          <table:table-cell table:style-name="Tabela1.A2" office:value-type="string">
            <text:p text:style-name="P30"><text:span text:style-name="T19">Questão de pesquisa específica</text:span></text:p>
            <text:p text:style-name="P42"><text:span text:style-name="T19">(</text:span><text:span text:style-name="T21">Que pergunta(s) se quer responder com</text:span></text:p>
            <text:p text:style-name="P42"><text:span text:style-name="T21">o método?)</text:span></text:p>
            <text:p text:style-name="P29"><text:span text:style-name="T19"/></text:p>
          </table:table-cell>
          <table:table-cell table:style-name="Tabela1.A2" office:value-type="string">
            <text:p text:style-name="P8"><text:s/>q1,q2 </text:p>
          </table:table-cell>
          <table:table-cell table:style-name="Tabela1.C2" office:value-type="string">
            <text:p text:style-name="P8">q2</text:p>
          </table:table-cell>
        </table:table-row>
        <table:table-row>
          <table:table-cell table:style-name="Tabela1.A2" office:value-type="string">
            <text:p text:style-name="P42"><text:span text:style-name="T19">Que método(s) foi(foram)</text:span></text:p>
            <text:p text:style-name="P42"><text:span text:style-name="T19">aplicado(s)?</text:span></text:p>
            <text:p text:style-name="P42"><text:span text:style-name="T21">(Nome dos métodos aplicados)</text:span></text:p>
            <text:p text:style-name="P31"><text:span text:style-name="T19"/></text:p>
          </table:table-cell>
          <table:table-cell table:style-name="Tabela1.A2" office:value-type="string">
            <text:p text:style-name="P38"><text:span text:style-name="T1">Abordagem mista a partir de perspectiva centrada no usuário</text:span></text:p>
            <text:p text:style-name="P38"><text:span text:style-name="T9">(Entrevista).</text:span></text:p>
            <text:p text:style-name="P38"/>
            <text:p text:style-name="P27">O método misto utilizado é sequencial e exploratório.</text:p>
          </table:table-cell>
          <table:table-cell table:style-name="Tabela1.C2" office:value-type="string">
            <text:p text:style-name="P24">Modelagem de regressão linear a partir de variáveis independentes pré-definidas.</text:p>
          </table:table-cell>
        </table:table-row>
        <table:table-row>
          <table:table-cell table:style-name="Tabela1.A2" office:value-type="string">
            <text:p text:style-name="P43"><text:span text:style-name="T19">O que apresentam sobre a aplicação do método</text:span></text:p>
            <text:p text:style-name="P43"><text:span text:style-name="T21">(Decisões tomadas em relação a como o método seria aplicado)</text:span></text:p>
            <text:p text:style-name="P32"><text:span text:style-name="T19"/></text:p>
          </table:table-cell>
          <table:table-cell table:style-name="Tabela1.A2" office:value-type="string">
            <text:p text:style-name="P13">Foram selecionados usuários da plataforma que disponibilizaram seu contato no perfil, e falantes da língua inglesa. </text:p>
            <text:p text:style-name="P7"/>
          </table:table-cell>
          <table:table-cell table:style-name="Tabela1.C2" office:value-type="string">
            <text:p text:style-name="P5">Coleta e análise de dados de uso do sistema, a partir da API pública do Dribbble, <text:span text:style-name="T5">realizando a modelagem de uma regressão linear com tais dados. De todos os dados, extraíram um número de 100 players, com um determinado número mínimo de posts.</text:span></text:p>
          </table:table-cell>
        </table:table-row>
        <table:table-row>
          <table:table-cell table:style-name="Tabela1.A2" office:value-type="string">
            <text:p text:style-name="P43"><text:span text:style-name="T19">Tipo de dado coletado</text:span></text:p>
            <text:p text:style-name="P43"><text:span text:style-name="T8"/></text:p>
          </table:table-cell>
          <table:table-cell table:style-name="Tabela1.A2" office:value-type="string">
            <text:p text:style-name="P25">Coleta via gravação de áudio-chamada, que foram posteriormente transcritas e os participantes anonimizados.</text:p>
          </table:table-cell>
          <table:table-cell table:style-name="Tabela1.C2" office:value-type="string">
            <text:p text:style-name="P14">Dados e metadados associados aos mesmos, coletados a partir de perfis e imagens artísticas dos usuários, através da API pública do Dribbble.</text:p>
            <text:p text:style-name="P1"/>
          </table:table-cell>
        </table:table-row>
        <table:table-row>
          <table:table-cell table:style-name="Tabela1.A2" office:value-type="string">
            <text:p text:style-name="P43"><text:span text:style-name="T19">Quantidade de dados ou participantes considerados</text:span></text:p>
            <text:p text:style-name="P33"><text:span text:style-name="T20"/></text:p>
          </table:table-cell>
          <table:table-cell table:style-name="Tabela1.A2" office:value-type="string">
            <text:p text:style-name="P9">Dados da entrevista de 28 informantes, <text:span text:style-name="T4">sendo 19 homens e 9 mulheres, e a maioria com mais de 3 anos de uso da plataforma.</text:span></text:p>
          </table:table-cell>
          <table:table-cell table:style-name="Tabela1.C2" office:value-type="string">
            <text:p text:style-name="P6">Dados e metadados associados a cerca de 400.000 perfis de usuário e 700.000 imagens artísticas disponibilizadas sobre a plataforma Dribbble. <text:span text:style-name="T3">Do total de perfis, cerca de 50.000 continham informações acerca </text:span><text:soft-page-break/><text:span text:style-name="T3">de sua localização específica. Ao final, foram analisados cerca de 8.318 após filtragem.</text:span></text:p>
          </table:table-cell>
        </table:table-row>
        <table:table-row>
          <table:table-cell table:style-name="Tabela1.A2" office:value-type="string">
            <text:p text:style-name="P43"><text:span text:style-name="T19">Método(s) usado(s) na análise</text:span></text:p>
            <text:p text:style-name="P33"><text:span text:style-name="T20"/></text:p>
          </table:table-cell>
          <table:table-cell table:style-name="Tabela1.A2" office:value-type="string">
            <text:p text:style-name="P34">Transcrição e análise do material das entrevistas.</text:p>
            <text:p text:style-name="P16"/>
            <text:p text:style-name="P11"/>
          </table:table-cell>
          <table:table-cell table:style-name="Tabela1.C2" office:value-type="string">
            <text:p text:style-name="P12"><text:span text:style-name="T2">A partir da identificação dos fatores relacionados aos eventos virais, pela entrevista dos informantes, foi possível traçar variáveis a serem usadas em um m</text:span>odelo de regressão.</text:p>
            <text:p text:style-name="P2"/>
          </table:table-cell>
        </table:table-row>
        <table:table-row>
          <table:table-cell table:style-name="Tabela1.A2" office:value-type="string">
            <text:p text:style-name="P43"><text:span text:style-name="T19">Natureza dos Resultados</text:span></text:p>
            <text:p text:style-name="P33"><text:span text:style-name="T20"/></text:p>
          </table:table-cell>
          <table:table-cell table:style-name="Tabela1.A2" office:value-type="string">
            <text:p text:style-name="P35">O resultado das entrevistas permitiu a delimitação dos critérios ou fatores determinantes para que se perceba a ocorrência da viralidade, e para sua representação, os quais foram utilizados na etapa posterior como variáveis para a modelagem da regressão linear.</text:p>
            <text:p text:style-name="P28"/>
          </table:table-cell>
          <table:table-cell table:style-name="Tabela1.C2" office:value-type="string">
            <text:p text:style-name="P15">Avaliação das variáveis independentes (seguidor<text:span text:style-name="T6">es, visualizações, curtidas e comentários, etiquetas, buckets, idade) a partir de Variance Inflation Factor (VIF). <text:s/>Através da regressão linear foi </text:span><text:span text:style-name="T7">possível estimar coeficientes para cada dessas variáveis. O resultado dos coeficientes possibilitou a construção de gráficos comparativos entre os mesmos.</text:span></text:p>
            <text:p text:style-name="P3"/>
          </table:table-cell>
        </table:table-row>
        <table:table-row>
          <table:table-cell table:style-name="Tabela1.A2" office:value-type="string">
            <text:p text:style-name="P33"><text:span text:style-name="T19">Que dados apresentam para justificar </text:span><text:span text:style-name="T20">suas conclusões</text:span></text:p>
          </table:table-cell>
          <table:table-cell table:style-name="Tabela1.A2" office:value-type="string">
            <text:p text:style-name="P17">Trechos das entrevistas</text:p>
            <text:p text:style-name="P10"/>
          </table:table-cell>
          <table:table-cell table:style-name="Tabela1.C2" office:value-type="string">
            <text:p text:style-name="P17">Tabelas com métricas e estatísticas.</text:p>
          </table:table-cell>
        </table:table-row>
      </table:table>
      <text:p text:style-name="Standard"/>
      <text:p text:style-name="P17"><text:span text:style-name="T16">• </text:span><text:span text:style-name="T19">Combinação dos métodos</text:span></text:p>
      <text:p text:style-name="P42"><text:span text:style-name="T22">o </text:span><text:span text:style-name="T16">Como foram combinados os métodos (e.g. Geraram dados complementares? Um deu uma visão geral, e outro aprofundou algum resultado gerado pelo outro?, etc)</text:span></text:p>
      <text:p text:style-name="P42"><text:span text:style-name="T22"/></text:p>
      <text:p text:style-name="P48"><text:span text:style-name="T22">A combinação dos métodos se deu de forma que o resultado de um deles foi usado como o input do outro. No caso, o método qualitativo permitiu uma visão geral, e o quantitativo permitiu uma investigação profunda no tema.</text:span></text:p>
      <text:p text:style-name="P42"><text:span text:style-name="T22"/></text:p>
      <text:p text:style-name="P42"><text:span text:style-name="T22">o </text:span><text:span text:style-name="T16">Que benefícios foram alcançados por se combinar os métodos quantitativos e qualitativos no</text:span></text:p>
      <text:p text:style-name="P17"><text:span text:style-name="T16">artigo?</text:span></text:p>
      <text:p text:style-name="P17"/>
      <text:p text:style-name="P49">Os benefícios considerados pela combinação dos métodos é a possibilidade de verificar os resultados de um deles, a partir do outro. No caso, os resultados do método quantitativo permitiram apontar respostas para as hipóteses, as quais por sua vez foram levantadas a partir dos resultados da análise qualitativa.</text:p>
      <text:p text:style-name="P17"/>
      <text:p text:style-name="P17"><text:span text:style-name="T16">• </text:span><text:span text:style-name="T19">Resultados</text:span></text:p>
      <text:p text:style-name="P42"><text:span text:style-name="T22">o </text:span><text:span text:style-name="T16">Quais os principais resultados obtidos com métodos quantitativos?</text:span></text:p>
      <text:p text:style-name="P42"><text:span text:style-name="T16"/></text:p>
      <text:p text:style-name="P47"><text:span text:style-name="T16">Verificação se as hip</text:span><text:span text:style-name="T17">ót</text:span><text:span text:style-name="T16">eses faziam sentido </text:span><text:span text:style-name="T17">e </text:span><text:span text:style-name="T16">estavam relacionadas com os eventos da viralidade, </text:span><text:span text:style-name="T17">o que se</text:span><text:span text:style-name="T16"> comprovou estatisiticamente.</text:span></text:p>
      <text:p text:style-name="P42"><text:span text:style-name="T22"/></text:p>
      <text:p text:style-name="P42"><text:span text:style-name="T22">o </text:span><text:span text:style-name="T16">Quais os principais resultados obtidos com métodos qualitativos?</text:span></text:p>
      <text:p text:style-name="P44"><text:span text:style-name="T22"/></text:p>
      <text:p text:style-name="P47"><text:span text:style-name="T22">Constatação das métricas usadas com os eventos de viralidade, e identificação. Comprovação que existe a tend</text:span><text:span text:style-name="T23">ê</text:span><text:span text:style-name="T22">ncia </text:span><text:span text:style-name="T23">(que se quer observar) </text:span><text:soft-page-break/><text:span text:style-name="T22">e extração dos fatores para as hipóteses.<text:line-break/></text:span></text:p>
      <text:p text:style-name="P42"><text:span text:style-name="T22">o </text:span><text:span text:style-name="T16">Qual a contribuição do artigo para a comunidade?</text:span></text:p>
      <text:p text:style-name="P42"><text:span text:style-name="T16"/></text:p>
      <text:p text:style-name="P48"><text:span text:style-name="T16">A contribuição para a comunidade é a exploração de um tema pouco explorado em pesquisas anteriores, que é a ocorrência dos eventos de viralidade em redes sociais de nicho específico.</text:span></text:p>
      <text:p text:style-name="P42"><text:span text:style-name="T16"/></text:p>
      <text:p text:style-name="P42"><text:span text:style-name="T16">• </text:span><text:span text:style-name="T19">Comentários do aluno</text:span></text:p>
      <text:p text:style-name="P42"><text:span text:style-name="T16">– O que achou sobre a combinação de métodos?</text:span></text:p>
      <text:p text:style-name="P42"><text:span text:style-name="T16"/></text:p>
      <text:p text:style-name="P48"><text:span text:style-name="T16">Achamos que a combinação foi benéfica </text:span><text:span text:style-name="T18">para os própósitos do estudo, tendo sido bem integrados.</text:span></text:p>
      <text:p text:style-name="P42"><text:span text:style-name="T16"/></text:p>
      <text:p text:style-name="P42"><text:span text:style-name="T16">– Comentário geral sobre a pesquisa</text:span></text:p>
      <text:p text:style-name="P17"><text:span text:style-name="T16">– Dúvidas</text:span></text:p>
      <text:p text:style-name="P17"/>
      <text:p text:style-name="P50"/>
      <text:p text:style-name="P18"/>
      <text:p text:style-name="P26"/>
      <text:p text:style-name="P18"/>
      <text:p text:style-name="P19">Fernanda</text:p>
      <text:p text:style-name="P19">Saulo</text:p>
      <text:p text:style-name="P19">Eugenio</text:p>
      <text:p text:style-name="P19">Amanda</text:p>
      <text:p text:style-name="P19"/>
      <text:p text:style-name="P19">1)</text:p>
      <text:p text:style-name="P19">1-3 usam quant para qual. 2 <text:s/>-de forma paralela, depois integrados de forma complementar para apresentação de conclusões 4 – quant representa maioria bruta dos resultados e qual ajudou a entender a natureza dos dados qual.</text:p>
      <text:p text:style-name="P20">2)<text:span text:style-name="T10">Por ter dois metod (q,q), de forma geral a aplicação do método não foi tão bem detalhada quanto em artigos dedicados a um metodo apenas</text:span></text:p>
      <text:p text:style-name="P20">qual</text:p>
      <text:p text:style-name="P19">1 <text:span text:style-name="T10">apresentaçã mais basica enfase</text:span></text:p>
      <text:p text:style-name="P19">2<text:span text:style-name="T10">apresentação básica</text:span></text:p>
      <text:p text:style-name="P19">3 entrevista bem detalhado <text:span text:style-name="T10">(semi-estrutarado) + enfase <text:s/>(apres.)</text:span></text:p>
      <text:p text:style-name="P19">4 entrevista e análise dos mapas</text:p>
      <text:p text:style-name="P36">quan</text:p>
      <text:p text:style-name="P21">1 <text:span text:style-name="T11">detalhado</text:span></text:p>
      <text:p text:style-name="P21">2 <text:span text:style-name="T11">detalhado</text:span></text:p>
      <text:p text:style-name="P21">3 <text:span text:style-name="T11">detalhado</text:span></text:p>
      <text:p text:style-name="P21">4 <text:span text:style-name="T11">estatística descritiva apenas, sem maiores análises</text:span></text:p>
      <text:p text:style-name="P22">3</text:p>
      <text:p text:style-name="P22">a</text:p>
      <text:p text:style-name="P22">1 quantitativo</text:p>
      <text:p text:style-name="P22">2</text:p>
      <text:p text:style-name="P22">S,A,E Juntaram os dois(um validou o outro)</text:p>
      <text:p text:style-name="P22">F só qualitativos</text:p>
      <text:p text:style-name="P21"/>
      <text:p text:style-name="P22">4)</text:p>
      <text:p text:style-name="P22">Maior dificuldade nos mistos, pois não é possível detalhar ambos.</text:p>
      <text:p text:style-name="P23">A n clolocaram como limitação o n de pessoas q respodenram os questionarios.</text:p>
      <text:p text:style-name="P23">Integração legal.</text:p>
      <text:p text:style-name="P23"/>
      <text:p text:style-name="P23"/>
      <text:p text:style-name="P23"><text:soft-page-break/></text:p>
      <text:p text:style-name="P23">fernandaaprsilva@gmail.com</text:p>
      <text:p text:style-name="P23"><text:a xlink:type="simple" xlink:href="mailto:afp.amanda11@gmail.com" text:style-name="Internet_20_link" text:visited-style-name="Visited_20_Internet_20_Link">afp.amanda11@gmail.com</text:a></text:p>
      <text:p text:style-name="P23">eu.ggenio90@gmail.com</text:p>
      <text:p text:style-name="P22"/>
      <text:p text:style-name="P22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0" svg:font-family="0" style:font-family-generic="roman" style:font-pitch="variable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ahoma,Bold" svg:font-family="'Tahoma,Bold'" style:font-family-generic="roman" style:font-pitch="variable"/>
    <style:font-face style:name="Times-Bold" svg:font-family="Times-Bold" style:font-family-generic="roman" style:font-pitch="variable"/>
    <style:font-face style:name="Times-Italic" svg:font-family="Times-Italic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0" fo:font-family="0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5:21:18.282000000</meta:creation-date>
    <dc:date>2019-08-23T18:49:41.375000000</dc:date>
    <meta:editing-duration>PT1H42M17S</meta:editing-duration>
    <meta:editing-cycles>28</meta:editing-cycles>
    <meta:generator>LibreOffice/6.1.5.2$Windows_X86_64 LibreOffice_project/90f8dcf33c87b3705e78202e3df5142b201bd805</meta:generator>
    <meta:document-statistic meta:table-count="1" meta:image-count="0" meta:object-count="0" meta:page-count="4" meta:paragraph-count="89" meta:word-count="910" meta:character-count="5933" meta:non-whitespace-character-count="5100"/>
  </office:meta>
</office:document-meta>
</file>